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text-align="justify" style:justify-single-word="false"/>
      <style:text-properties officeooo:paragraph-rsid="0018401c"/>
    </style:style>
    <style:style style:name="P2" style:family="paragraph" style:parent-style-name="Text_20_body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3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4" style:family="paragraph" style:parent-style-name="Text_20_body" style:list-style-name="L27">
      <style:paragraph-properties fo:margin-top="0cm" fo:margin-bottom="0cm" loext:contextual-spacing="false" fo:line-height="150%" fo:text-align="justify" style:justify-single-word="false"/>
      <style:text-properties officeooo:paragraph-rsid="0018401c"/>
    </style:style>
    <style:style style:name="P5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6" style:family="paragraph" style:parent-style-name="Text_20_body" style:list-style-name="L27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7" style:family="paragraph" style:parent-style-name="Text_20_body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8" style:family="paragraph" style:parent-style-name="Text_20_body" style:list-style-name="L28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9" style:family="paragraph" style:parent-style-name="Text_20_body" style:list-style-name="L30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10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1" style:family="paragraph" style:parent-style-name="Text_20_body" style:list-style-name="L29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2" style:family="paragraph" style:parent-style-name="Text_20_body" style:list-style-name="L3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3" style:family="paragraph" style:parent-style-name="Text_20_body" style:list-style-name="L3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4" style:family="paragraph" style:parent-style-name="Text_20_body" style:list-style-name="L3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5" style:family="paragraph" style:parent-style-name="Text_20_body" style:list-style-name="L3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6" style:family="paragraph" style:parent-style-name="Text_20_body" style:list-style-name="L40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7" style:family="paragraph" style:parent-style-name="Text_20_body" style:list-style-name="L41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8" style:family="paragraph" style:parent-style-name="Text_20_body" style:list-style-name="L4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9" style:family="paragraph" style:parent-style-name="Text_20_body" style:list-style-name="L4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0" style:family="paragraph" style:parent-style-name="Text_20_body" style:list-style-name="L4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1" style:family="paragraph" style:parent-style-name="Text_20_body" style:list-style-name="L4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2" style:family="paragraph" style:parent-style-name="Text_20_body" style:list-style-name="L4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4" style:family="paragraph" style:parent-style-name="Text_20_body" style:list-style-name="L49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5" style:family="paragraph" style:parent-style-name="Text_20_body" style:list-style-name="L50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6" style:family="paragraph" style:parent-style-name="Text_20_body" style:list-style-name="L51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7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8" style:family="paragraph" style:parent-style-name="Text_20_body" style:list-style-name="L31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9" style:family="paragraph" style:parent-style-name="Text_20_body" style:list-style-name="L3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0" style:family="paragraph" style:parent-style-name="Text_20_body" style:list-style-name="L4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1" style:family="paragraph" style:parent-style-name="Text_20_body" style:list-style-name="L28">
      <loext:graphic-properties draw:fill="none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32" style:family="paragraph" style:parent-style-name="Text_20_body" style:list-style-name="L30">
      <loext:graphic-properties draw:fill="none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33" style:family="paragraph" style:parent-style-name="Text_20_body" style:list-style-name="L31">
      <loext:graphic-properties draw:fill="none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18401c"/>
    </style:style>
    <style:style style:name="P34" style:family="paragraph" style:parent-style-name="Text_20_body" style:list-style-name="L2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5" style:family="paragraph" style:parent-style-name="Text_20_body" style:list-style-name="L3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6" style:family="paragraph" style:parent-style-name="Text_20_body" style:list-style-name="L3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7" style:family="paragraph" style:parent-style-name="Text_20_body" style:list-style-name="L3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8" style:family="paragraph" style:parent-style-name="Text_20_body" style:list-style-name="L3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9" style:family="paragraph" style:parent-style-name="Text_20_body" style:list-style-name="L3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0" style:family="paragraph" style:parent-style-name="Text_20_body" style:list-style-name="L3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1" style:family="paragraph" style:parent-style-name="Text_20_body" style:list-style-name="L4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2" style:family="paragraph" style:parent-style-name="Text_20_body" style:list-style-name="L4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3" style:family="paragraph" style:parent-style-name="Text_20_body" style:list-style-name="L4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4" style:family="paragraph" style:parent-style-name="Text_20_body" style:list-style-name="L4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5" style:family="paragraph" style:parent-style-name="Text_20_body" style:list-style-name="L50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6" style:family="paragraph" style:parent-style-name="Text_20_body" style:list-style-name="L5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7" style:family="paragraph" style:parent-style-name="Text_20_body" style:list-style-name="L3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8" style:family="paragraph" style:parent-style-name="Text_20_body" style:list-style-name="L3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9" style:family="paragraph" style:parent-style-name="Text_20_body" style:list-style-name="L4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0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51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2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53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54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5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018401c"/>
    </style:style>
    <style:style style:name="P56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T1" style:family="text">
      <style:text-properties officeooo:rsid="000fb31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b311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b311"/>
    </style:style>
    <style:style style:name="T6" style:family="text">
      <style:text-properties style:use-window-font-color="true" style:text-underline-style="none"/>
    </style:style>
    <style:style style:name="T7" style:family="text">
      <style:text-properties style:use-window-font-color="true" style:text-underline-style="none" officeooo:rsid="000fb31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<text:span text:style-name="Strong_20_Emphasis"><text:span text:style-name="T6">Planejamento</text:span></text:span></text:h>
      <text:h text:style-name="P50" text:outline-level="2"><text:span text:style-name="T7">1</text:span><text:span text:style-name="T6">.1</text:span><text:span text:style-name="Strong_20_Emphasis"><text:span text:style-name="T6">Visão Geral</text:span></text:span></text:h>
      <text:p text:style-name="P2"><text:tab/></text:p>
      <text:h text:style-name="P50" text:outline-level="2"><text:span text:style-name="T7">1</text:span><text:span text:style-name="T6">.2</text:span><text:span text:style-name="Strong_20_Emphasis"><text:span text:style-name="T6">Pré-requisitos</text:span></text:span></text:h>
      <text:list xml:id="list4946393851257092699" text:style-name="L1">
        <text:list-item>
          <text:p text:style-name="P5">Solicitação do projeto aprovada; </text:p>
        </text:list-item>
        <text:list-item>
          <text:p text:style-name="P3">Gerente de projeto definido. </text:p>
        </text:list-item>
      </text:list>
      <text:h text:style-name="P50" text:outline-level="2" text:is-list-header="true"><text:span text:style-name="T7">1</text:span><text:span text:style-name="T6">.3</text:span><text:span text:style-name="Strong_20_Emphasis"><text:span text:style-name="T6">Fatores críticos de sucesso:</text:span></text:span></text:h>
      <text:list xml:id="list1606808198270769389" text:style-name="L27">
        <text:list-header>
          <text:p text:style-name="P6"/>
        </text:list-header>
      </text:list>
      <text:h text:style-name="P50" text:outline-level="2" text:is-list-header="true"><text:span text:style-name="T7">1</text:span><text:span text:style-name="T6">.4</text:span><text:span text:style-name="Strong_20_Emphasis"><text:span text:style-name="T6">Atividades</text:span></text:span></text:h>
      <text:p text:style-name="P2"/>
      <text:h text:style-name="P55" text:outline-level="3"><text:span text:style-name="T7">1</text:span><text:span text:style-name="T6">.4.1</text:span><text:a xlink:type="simple" xlink:href="http://escritoriodeprojetos.com.br/desenvolver-o-plano-de-gerenciamento-do-projeto" text:style-name="Internet_20_link" text:visited-style-name="Visited_20_Internet_20_Link">Desenvolver o plano de gerenciamento do projeto (4.2-PMBOK)</text:a></text:h>
      <text:p text:style-name="P27"><text:tab/></text:p>
      <text:p text:style-name="P10"><text:span text:style-name="Strong_20_Emphasis"><text:span text:style-name="T6">Checklist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Plano de projeto concluído e aprovado.</text:span></text:span></text:p>
      <text:p text:style-name="P10"><text:span text:style-name="Strong_20_Emphasis"><text:span text:style-name="T6">Linhas de base de prazo, custo e escopo salvas após a aprovação do plano do projeto</text:span></text:span><text:span text:style-name="T6">.</text:span></text:p>
      <text:p text:style-name="P10"><text:span text:style-name="Strong_20_Emphasis"><text:span text:style-name="T6">Finalidade</text:span></text:span><text:span text:style-name="T6">: descrever como o projeto será executado, monitorado, controlado e encerrado</text:span></text:p>
      <text:p text:style-name="P10"><text:span text:style-name="Strong_20_Emphasis"><text:span text:style-name="T6">Entrada</text:span></text:span><text:span text:style-name="T6">:</text:span><text:a xlink:type="simple" xlink:href="http://escritoriodeprojetos.com.br/component/jdownloads/send/8-modelos/3-termo-de-abertura-do-projeto" text:style-name="Internet_20_link" text:visited-style-name="Visited_20_Internet_20_Link">Termo de Abertura do Projeto</text:a></text:p>
      <text:p text:style-name="P10"><text:span text:style-name="Strong_20_Emphasis"><text:span text:style-name="T6">Saída</text:span></text:span><text:span text:style-name="T6">: </text:span><text:a xlink:type="simple" xlink:href="http://escritoriodeprojetos.com.br/component/jdownloads/send/8-modelos/4-plano-de-gerenciamento-do-projeto" text:style-name="Internet_20_link" text:visited-style-name="Visited_20_Internet_20_Link">Plano de Gerenciamento do Projeto</text:a></text:p>
      <text:h text:style-name="P53" text:outline-level="3"><text:span text:style-name="T7">1</text:span><text:span text:style-name="T6">.4.2</text:span><text:span text:style-name="Strong_20_Emphasis"><text:span text:style-name="T6">Definir o escopo do projeto</text:span></text:span></text:h>
      <text:p text:style-name="P10"><text:span text:style-name="Strong_20_Emphasis"><text:span text:style-name="T6">Checklist</text:span></text:span></text:p>
      <text:p text:style-name="P10"><text:span text:style-name="Strong_20_Emphasis"><text:span text:style-name="T6">Finalidade</text:span></text:span><text:span text:style-name="T6">:Descrever de forma clara as entregas do projeto </text:span></text:p>
      <text:p text:style-name="P10"><text:span text:style-name="Strong_20_Emphasis"><text:span text:style-name="T6">Entrada</text:span></text:span><text:span text:style-name="T6">:</text:span><text:a xlink:type="simple" xlink:href="http://escritoriodeprojetos.com.br/component/jdownloads/send/8-modelos/3-termo-de-abertura-do-projeto" text:style-name="Internet_20_link" text:visited-style-name="Visited_20_Internet_20_Link">Termo de Abertura do Projeto</text:a></text:p>
      <text:p text:style-name="P10"><text:span text:style-name="Strong_20_Emphasis"><text:span text:style-name="T6">Saída</text:span></text:span><text:span text:style-name="T6">:</text:span></text:p>
      <text:list xml:id="list8262354404144822336" text:style-name="L29">
        <text:list-item>
          <text:p text:style-name="P34"><text:a xlink:type="simple" xlink:href="http://escritoriodeprojetos.com.br/component/jdownloads/send/8-modelos/19-declaracao-do-escopo-do-projeto" text:style-name="Internet_20_link" text:visited-style-name="Visited_20_Internet_20_Link">Declaração de Escopo</text:a><text:span text:style-name="T6"> (Seção do Plano de Projeto ou Documento auxiliar); </text:span></text:p>
        </text:list-item>
        <text:list-item>
          <text:p text:style-name="P11"><text:span text:style-name="T6">Estrutura Analítica do Projeto (EAP ou </text:span><text:a xlink:type="simple" xlink:href="http://escritoriodeprojetos.com.br/component/jdownloads/send/8-modelos/85-eap-baseada-nas-principais-saidas-do-guia-pmbok-quinta-edicao" text:style-name="Internet_20_link" text:visited-style-name="Visited_20_Internet_20_Link">WBS</text:a><text:span text:style-name="T6">) </text:span></text:p>
        </text:list-item>
      </text:list>
      <text:h text:style-name="P53" text:outline-level="3" text:is-list-header="true"><text:soft-page-break/><text:span text:style-name="T7">1</text:span><text:span text:style-name="T6">.4.3</text:span><text:a xlink:type="simple" xlink:href="http://escritoriodeprojetos.com.br/planejar-o-gerenciamento-da-qualidade" text:style-name="Internet_20_link" text:visited-style-name="Visited_20_Internet_20_Link">Planejar o gerenciamento da qualidade (8.1-PMBOK)</text:a></text:h>
      <text:list xml:id="list2474219468062043914" text:style-name="L31">
        <text:list-item>
          <text:p text:style-name="P28"><text:s/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1">Tipos de critério</text:p>
          </table:table-cell>
          <table:table-cell table:style-name="Tabela1.B1" office:value-type="string">
            <text:p text:style-name="P51">Aplica para</text:p>
          </table:table-cell>
          <table:table-cell table:style-name="Tabela1.C1" office:value-type="string">
            <text:p text:style-name="P51">Descrição</text:p>
          </table:table-cell>
        </table:table-row>
        <table:table-row>
          <table:table-cell table:style-name="Tabela1.A2" office:value-type="string">
            <text:p text:style-name="P51">Critérios de aceitação</text:p>
          </table:table-cell>
          <table:table-cell table:style-name="Tabela1.B2" office:value-type="string">
            <text:p text:style-name="P51">Entregas e Projeto</text:p>
          </table:table-cell>
          <table:table-cell table:style-name="Tabela1.C2" office:value-type="string">
            <text:p text:style-name="P51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51">Pré-requisitos ou Dependências</text:p>
          </table:table-cell>
          <table:table-cell table:style-name="Tabela1.B3" office:value-type="string">
            <text:p text:style-name="P51">Atividades,  Entregas e Fases</text:p>
          </table:table-cell>
          <table:table-cell table:style-name="Tabela1.C3" office:value-type="string">
            <text:p text:style-name="P51">Define os pré-requisitos que devem estar disponíveis antes do início da atividade (materiais, pessoal, aprovações)</text:p>
          </table:table-cell>
        </table:table-row>
      </table:table>
      <text:p text:style-name="P10"><text:span text:style-name="Strong_20_Emphasis"><text:span text:style-name="T6"/></text:span></text:p>
      <text:p text:style-name="P10"><text:span text:style-name="Strong_20_Emphasis"><text:span text:style-name="T6">CheckList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Finalidade</text:span></text:span><text:span text:style-name="T6">: Identificar os requisitos e padrões de qualidade do projeto e suas entregas e documentar como será verificado a conformidade dos mesmos.</text:span></text:p>
      <text:p text:style-name="P10"><text:span text:style-name="Strong_20_Emphasis"><text:span text:style-name="T6">Entrada</text:span></text:span><text:span text:style-name="T6">:</text:span></text:p>
      <text:list xml:id="list3991455801507432026" text:style-name="L32">
        <text:list-header>
          <text:p text:style-name="P47"/>
        </text:list-header>
      </text:list>
      <text:p text:style-name="P10"><text:span text:style-name="Strong_20_Emphasis"><text:span text:style-name="T6">Saída</text:span></text:span><text:span text:style-name="T6">:</text:span></text:p>
      <text:list xml:id="list4774272028572187878" text:style-name="L33">
        <text:list-item>
          <text:p text:style-name="P12"><text:a xlink:type="simple" xlink:href="http://escritoriodeprojetos.com.br/component/jdownloads/send/8-modelos/21-plano-de-gerenciamento-da-qualidade" text:style-name="Internet_20_link" text:visited-style-name="Visited_20_Internet_20_Link">Plano de gerenciamento da qualidade </text:a><text:span text:style-name="T6">Ou seção de qualidade no plano de projeto. </text:span></text:p>
        </text:list-item>
      </text:list>
      <text:h text:style-name="P54" text:outline-level="3"/>
      <text:h text:style-name="P53" text:outline-level="3"><text:span text:style-name="T7">1</text:span><text:span text:style-name="T6">.4.</text:span><text:span text:style-name="T7">4</text:span><text:span text:style-name="Strong_20_Emphasis"><text:span text:style-name="T6">Criar o cronograma e o orçamento do projeto</text:span></text:span></text:h>
      <text:p text:style-name="P10"><text:span text:style-name="Strong_20_Emphasis"><text:span text:style-name="T6"/></text:span></text:p>
      <text:p text:style-name="P10"><text:span text:style-name="Strong_20_Emphasis"><text:span text:style-name="T6">CheckList</text:span></text:span></text:p>
      <text:p text:style-name="P27"/>
      <text:p text:style-name="P10"><text:span text:style-name="Strong_20_Emphasis"><text:span text:style-name="T6">Finalidade</text:span></text:span><text:span text:style-name="T6">: Detalhar para cada pacote de trabalho, suas atividades. Para cada atividade definida, seus recursos necessários e duração prevista.</text:span></text:p>
      <text:p text:style-name="P10"><text:span text:style-name="Strong_20_Emphasis"><text:span text:style-name="T6">Entrada</text:span></text:span><text:span text:style-name="T6">:</text:span></text:p>
      <text:p text:style-name="P10"><text:span text:style-name="Strong_20_Emphasis"><text:span text:style-name="T6">Saída</text:span></text:span><text:span text:style-name="T6">:</text:span></text:p>
      <text:list xml:id="list6446334017690606184" text:style-name="L37">
        <text:list-item>
          <text:p text:style-name="P39"><text:a xlink:type="simple" xlink:href="http://escritoriodeprojetos.com.br/component/jdownloads/send/8-modelos/5-cronograma-do-projeto" text:style-name="Internet_20_link" text:visited-style-name="Visited_20_Internet_20_Link">Cronograma</text:a><text:span text:style-name="T6">. </text:span></text:p>
        </text:list-item>
        <text:list-item>
          <text:p text:style-name="P29">Orçamento. </text:p>
        </text:list-item>
      </text:list>
      <text:h text:style-name="P54" text:outline-level="3" text:is-list-header="true"><text:soft-page-break/></text:h>
      <text:h text:style-name="P53" text:outline-level="3"><text:span text:style-name="T7">1</text:span><text:span text:style-name="T6">.4.</text:span><text:span text:style-name="T7">5</text:span><text:a xlink:type="simple" xlink:href="http://escritoriodeprojetos.com.br/planejar-o-gerenciamento-das-comunicacoes" text:style-name="Internet_20_link" text:visited-style-name="Visited_20_Internet_20_Link"><text:span text:style-name="T6">Planejar o gerenciamento das comunicações (10.1-PMBOK)</text:span></text:a></text:h>
      <text:p text:style-name="P10"><text:span text:style-name="Strong_20_Emphasis"><text:span text:style-name="T6"/></text:span></text:p>
      <text:p text:style-name="P10"><text:span text:style-name="Strong_20_Emphasis"><text:span text:style-name="T6">CheckList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6">Finalidade</text:span></text:span><text:span text:style-name="T6">: Determinar as necessidades de informação das partes interessadas no projeto e definir quem irá gerá-la e quem irá recebê-la, quando e como será comunicada.</text:span></text:p>
      <text:p text:style-name="P10"><text:span text:style-name="Strong_20_Emphasis"><text:span text:style-name="T6">Entrada</text:span></text:span><text:span text:style-name="T6">:</text:span></text:p>
      <text:list xml:id="list3462665586992654861" text:style-name="L39">
        <text:list-header>
          <text:p text:style-name="P48"/>
        </text:list-header>
      </text:list>
      <text:p text:style-name="P10"><text:span text:style-name="Strong_20_Emphasis"><text:span text:style-name="T6">Saída</text:span></text:span><text:span text:style-name="T6">: </text:span><text:a xlink:type="simple" xlink:href="http://escritoriodeprojetos.com.br/component/jdownloads/send/8-modelos/82-plano-de-gerenciamento-das-comunicacoes" text:style-name="Internet_20_link" text:visited-style-name="Visited_20_Internet_20_Link">Plano de gerenciamento das comunicações</text:a><text:span text:style-name="T6"> ou Seção do plano de projeto atualizada.</text:span></text:p>
      <text:h text:style-name="P54" text:outline-level="3"/>
      <text:h text:style-name="P53" text:outline-level="3"><text:span text:style-name="T7">1</text:span><text:span text:style-name="T6">.4.</text:span><text:span text:style-name="T7">6</text:span><text:span text:style-name="Strong_20_Emphasis"><text:span text:style-name="T6">Analisar os riscos</text:span></text:span></text:h>
      <text:p text:style-name="P10"><text:span text:style-name="Strong_20_Emphasis"><text:span text:style-name="T6"/></text:span></text:p>
      <text:p text:style-name="P10"><text:span text:style-name="Strong_20_Emphasis"><text:span text:style-name="T6">CheckList</text:span></text:span></text:p>
      <text:p text:style-name="P27"/>
      <text:p text:style-name="P10"><text:span text:style-name="Strong_20_Emphasis"><text:span text:style-name="T6">Finalidade</text:span></text:span><text:span text:style-name="T6">:</text:span></text:p>
      <text:list xml:id="list6675986114158559180" text:style-name="L45">
        <text:list-item>
          <text:p text:style-name="P49">Aumentar a probabilidade e o impacto dos eventos positivos e </text:p>
        </text:list-item>
        <text:list-item>
          <text:p text:style-name="P30">Diminuir a probabilidade e o impacto dos eventos adversos ao projeto. </text:p>
        </text:list-item>
      </text:list>
      <text:p text:style-name="P10"><text:span text:style-name="Strong_20_Emphasis"><text:span text:style-name="T6">Entrada</text:span></text:span><text:span text:style-name="T6">:</text:span></text:p>
      <text:p text:style-name="P10"><text:span text:style-name="Strong_20_Emphasis"><text:span text:style-name="T6">Saída</text:span></text:span><text:span text:style-name="T6">:</text:span></text:p>
      <text:p text:style-name="P10"><text:a xlink:type="simple" xlink:href="http://escritoriodeprojetos.com.br/component/jdownloads/send/8-modelos/6-plano-de-gerenciamento-dos-riscos" text:style-name="Internet_20_link" text:visited-style-name="Visited_20_Internet_20_Link"><text:span text:style-name="T6">Plano complementar de riscos</text:span></text:a></text:p>
      <text:h text:style-name="P54" text:outline-level="3"/>
      <text:h text:style-name="P53" text:outline-level="3"><text:span text:style-name="T7">1</text:span><text:span text:style-name="T6">.4.</text:span><text:span text:style-name="T7">7</text:span><text:span text:style-name="Strong_20_Emphasis"><text:span text:style-name="T6">Determinar o controle integrado de mudanças</text:span></text:span></text:h>
      <text:p text:style-name="P10"><text:span text:style-name="Strong_20_Emphasis"><text:span text:style-name="T6">Ferramenta</text:span></text:span><text:span text:style-name="T6">: Sistema de gestão de configuração com controle integrado de mudanças.</text:span></text:p>
      <text:p text:style-name="P10"><text:span text:style-name="Strong_20_Emphasis"><text:span text:style-name="T6">CheckList</text:span></text:span></text:p>
      <text:p text:style-name="P27"/>
      <text:h text:style-name="P50" text:outline-level="2"><text:span text:style-name="T7">1</text:span><text:span text:style-name="T6">.5</text:span><text:span text:style-name="Strong_20_Emphasis"><text:span text:style-name="T6">Saída</text:span></text:span></text:h>
      <text:h text:style-name="P56" text:outline-level="3"><text:span text:style-name="T7">1</text:span><text:span text:style-name="T6">.5.1</text:span><text:span text:style-name="Strong_20_Emphasis"><text:span text:style-name="T6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08-30T15:17:35.408455728</dc:date>
    <meta:editing-duration>PT5M47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3" meta:paragraph-count="67" meta:word-count="356" meta:character-count="2436" meta:non-whitespace-character-count="2140"/>
  </office:meta>
</office:document-meta>
</file>